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d9a" officeooo:paragraph-rsid="0009dd9a"/>
    </style:style>
    <style:style style:name="P2" style:family="paragraph" style:parent-style-name="Standard">
      <style:text-properties officeooo:rsid="0009dd9a" officeooo:paragraph-rsid="000a228c"/>
    </style:style>
    <style:style style:name="P3" style:family="paragraph" style:parent-style-name="Standard">
      <style:text-properties officeooo:rsid="000a228c" officeooo:paragraph-rsid="000a228c"/>
    </style:style>
    <style:style style:name="P4" style:family="paragraph" style:parent-style-name="Standard">
      <style:text-properties officeooo:rsid="000ab9d3" officeooo:paragraph-rsid="000ab9d3"/>
    </style:style>
    <style:style style:name="P5" style:family="paragraph" style:parent-style-name="Standard">
      <style:text-properties officeooo:rsid="000ab9d3" officeooo:paragraph-rsid="000c2ebb"/>
    </style:style>
    <style:style style:name="P6" style:family="paragraph" style:parent-style-name="Standard">
      <style:text-properties officeooo:rsid="000c2ebb" officeooo:paragraph-rsid="000e1ba3"/>
    </style:style>
    <style:style style:name="P7" style:family="paragraph" style:parent-style-name="Standard">
      <style:text-properties officeooo:rsid="000e1ba3" officeooo:paragraph-rsid="000e1ba3"/>
    </style:style>
    <style:style style:name="P8" style:family="paragraph" style:parent-style-name="Standard">
      <style:text-properties officeooo:rsid="000f0c0c" officeooo:paragraph-rsid="000f0c0c"/>
    </style:style>
    <style:style style:name="P9" style:family="paragraph" style:parent-style-name="Standard">
      <style:text-properties officeooo:rsid="000f1feb" officeooo:paragraph-rsid="000f1feb"/>
    </style:style>
    <style:style style:name="P10" style:family="paragraph" style:parent-style-name="Standard">
      <style:text-properties officeooo:paragraph-rsid="000f1feb"/>
    </style:style>
    <style:style style:name="P11" style:family="paragraph" style:parent-style-name="Standard">
      <style:text-properties fo:font-variant="normal" fo:text-transform="none" style:font-name="apple-system" fo:letter-spacing="normal" fo:font-style="normal" officeooo:rsid="000f1feb" officeooo:paragraph-rsid="000f1feb"/>
    </style:style>
    <style:style style:name="P12" style:family="paragraph" style:parent-style-name="Standard">
      <style:text-properties fo:font-variant="normal" fo:text-transform="none" style:font-name="apple-system" fo:letter-spacing="normal" fo:font-style="normal" officeooo:rsid="000e1ba3" officeooo:paragraph-rsid="000e1ba3"/>
    </style:style>
    <style:style style:name="P13" style:family="paragraph" style:parent-style-name="Standard">
      <style:text-properties fo:font-variant="normal" fo:text-transform="none" style:font-name="apple-system" fo:letter-spacing="normal" fo:font-style="normal" officeooo:paragraph-rsid="000e1ba3"/>
    </style:style>
    <style:style style:name="P14" style:family="paragraph" style:parent-style-name="Standard">
      <style:text-properties fo:font-variant="normal" fo:text-transform="none" style:font-name="apple-system" fo:letter-spacing="normal" fo:font-style="normal" officeooo:paragraph-rsid="00152b7e"/>
    </style:style>
    <style:style style:name="P15" style:family="paragraph" style:parent-style-name="Standard">
      <style:text-properties fo:font-variant="normal" fo:text-transform="none" style:font-name="apple-system" fo:letter-spacing="normal" fo:font-style="normal" officeooo:paragraph-rsid="0015ce23"/>
    </style:style>
    <style:style style:name="P16" style:family="paragraph" style:parent-style-name="Standard">
      <style:text-properties fo:font-variant="normal" fo:text-transform="none" style:font-name="apple-system" fo:letter-spacing="normal" fo:font-style="normal" officeooo:paragraph-rsid="0017bf00"/>
    </style:style>
    <style:style style:name="P17" style:family="paragraph" style:parent-style-name="Standard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0f8f6b" officeooo:paragraph-rsid="000f8f6b" style:text-blinking="false"/>
    </style:style>
    <style:style style:name="P18" style:family="paragraph" style:parent-style-name="Standard">
      <style:text-properties officeooo:rsid="000f8f6b" officeooo:paragraph-rsid="000f8f6b"/>
    </style:style>
    <style:style style:name="P19" style:family="paragraph" style:parent-style-name="Standard">
      <style:text-properties officeooo:paragraph-rsid="00139c2f"/>
    </style:style>
    <style:style style:name="P20" style:family="paragraph" style:parent-style-name="Standard">
      <style:text-properties officeooo:rsid="00139c2f" officeooo:paragraph-rsid="00139c2f"/>
    </style:style>
    <style:style style:name="P21" style:family="paragraph" style:parent-style-name="Standard">
      <style:text-properties officeooo:rsid="0017bf00" officeooo:paragraph-rsid="0017bf00"/>
    </style:style>
    <style:style style:name="P22" style:family="paragraph" style:parent-style-name="Standard">
      <style:text-properties officeooo:rsid="0019530e" officeooo:paragraph-rsid="0019530e"/>
    </style:style>
    <style:style style:name="P2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style:font-name="apple-system" fo:letter-spacing="normal" fo:font-style="normal" officeooo:rsid="000f8f6b" officeooo:paragraph-rsid="000f8f6b"/>
    </style:style>
    <style:style style:name="P24" style:family="paragraph" style:parent-style-name="Standard">
      <style:text-properties fo:font-variant="normal" fo:text-transform="none" style:font-name="apple-system" fo:font-size="10.5pt" fo:letter-spacing="normal" fo:font-style="normal" fo:font-weight="normal" officeooo:paragraph-rsid="00139c2f"/>
    </style:style>
    <style:style style:name="P25" style:family="paragraph" style:parent-style-name="Standard">
      <style:text-properties fo:font-variant="normal" fo:text-transform="none" style:font-name="apple-system" fo:font-size="10.5pt" fo:letter-spacing="normal" fo:font-style="normal" fo:font-weight="normal" officeooo:rsid="00139c2f" officeooo:paragraph-rsid="00139c2f"/>
    </style:style>
    <style:style style:name="P26" style:family="paragraph" style:parent-style-name="Standard">
      <style:text-properties fo:font-variant="normal" fo:text-transform="none" style:font-name="apple-system" fo:font-size="10.5pt" fo:letter-spacing="normal" fo:font-style="normal" fo:font-weight="normal" officeooo:rsid="001205dc" officeooo:paragraph-rsid="000f8f6b"/>
    </style:style>
    <style:style style:name="P27" style:family="paragraph" style:parent-style-name="Standard">
      <style:text-properties fo:font-variant="normal" fo:text-transform="none" style:font-name="apple-system" fo:letter-spacing="normal" fo:font-style="normal" fo:font-weight="bold" officeooo:paragraph-rsid="000e1ba3" style:font-weight-asian="bold" style:font-weight-complex="bold"/>
    </style:style>
    <style:style style:name="P28" style:family="paragraph" style:parent-style-name="Standard">
      <style:text-properties fo:font-variant="normal" fo:text-transform="none" style:font-name="apple-system" fo:letter-spacing="normal" fo:font-style="normal" fo:font-weight="bold" officeooo:rsid="00152b7e" officeooo:paragraph-rsid="00152b7e" style:font-weight-asian="bold" style:font-weight-complex="bold"/>
    </style:style>
    <style:style style:name="P29" style:family="paragraph" style:parent-style-name="Standard">
      <style:text-properties fo:font-variant="normal" fo:text-transform="none" style:font-name="apple-system" fo:letter-spacing="normal" fo:font-style="normal" fo:font-weight="bold" officeooo:rsid="0015ce23" officeooo:paragraph-rsid="0015ce23" style:font-weight-asian="bold" style:font-weight-complex="bold"/>
    </style:style>
    <style:style style:name="P30" style:family="paragraph" style:parent-style-name="Standard">
      <style:text-properties fo:font-variant="normal" fo:text-transform="none" style:font-name="apple-system" fo:letter-spacing="normal" fo:font-style="normal" fo:font-weight="bold" officeooo:rsid="0017bf00" officeooo:paragraph-rsid="0017bf00" style:font-weight-asian="bold" style:font-weight-complex="bold"/>
    </style:style>
    <style:style style:name="P31" style:family="paragraph" style:parent-style-name="Standard">
      <style:text-properties fo:font-weight="bold" officeooo:paragraph-rsid="0017bf00" style:font-weight-asian="bold" style:font-weight-complex="bold"/>
    </style:style>
    <style:style style:name="T1" style:family="text">
      <style:text-properties officeooo:rsid="000a228c"/>
    </style:style>
    <style:style style:name="T2" style:family="text">
      <style:text-properties officeooo:rsid="000ab9d3"/>
    </style:style>
    <style:style style:name="T3" style:family="text">
      <style:text-properties officeooo:rsid="000c2ebb"/>
    </style:style>
    <style:style style:name="T4" style:family="text">
      <style:text-properties officeooo:rsid="000e1ba3"/>
    </style:style>
    <style:style style:name="T5" style:family="text">
      <style:text-properties fo:font-variant="normal" fo:text-transform="none" style:font-name="apple-system" fo:letter-spacing="normal" fo:font-style="normal"/>
    </style:style>
    <style:style style:name="T6" style:family="text">
      <style:text-properties fo:font-variant="normal" fo:text-transform="none" style:font-name="apple-system" fo:font-size="10.5pt" fo:letter-spacing="normal" fo:font-style="normal" fo:font-weight="normal"/>
    </style:style>
    <style:style style:name="T7" style:family="text">
      <style:text-properties fo:font-variant="normal" fo:text-transform="none" style:font-name="apple-system" fo:font-size="10.5pt" fo:letter-spacing="normal" fo:font-style="normal" fo:font-weight="normal" officeooo:rsid="001205dc"/>
    </style:style>
    <style:style style:name="T8" style:family="text">
      <style:text-properties fo:font-variant="normal" fo:text-transform="none" style:font-name="apple-system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/>
    </style:style>
    <style:style style:name="T10" style:family="text">
      <style:text-properties officeooo:rsid="000f1fe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f0c0c" style:font-weight-asian="bold" style:font-weight-complex="bold"/>
    </style:style>
    <style:style style:name="T13" style:family="text">
      <style:text-properties fo:font-weight="bold" officeooo:rsid="00152b7e" style:font-weight-asian="bold" style:font-weight-complex="bold"/>
    </style:style>
    <style:style style:name="T14" style:family="text">
      <style:text-properties fo:font-weight="bold" officeooo:rsid="0015ce23" style:font-weight-asian="bold" style:font-weight-complex="bold"/>
    </style:style>
    <style:style style:name="T15" style:family="text">
      <style:text-properties fo:font-weight="bold" officeooo:rsid="0017bf00" style:font-weight-asian="bold" style:font-weight-complex="bold"/>
    </style:style>
    <style:style style:name="T16" style:family="text">
      <style:text-properties officeooo:rsid="001205dc"/>
    </style:style>
    <style:style style:name="T17" style:family="text">
      <style:text-properties officeooo:rsid="000f8f6b"/>
    </style:style>
    <style:style style:name="T18" style:family="text">
      <style:text-properties officeooo:rsid="00139c2f"/>
    </style:style>
    <style:style style:name="T19" style:family="text">
      <style:text-properties officeooo:rsid="0017b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</text:span>After the filtering, segmentation --&gt; the point cloud of the top surface is extracted. <text:span text:style-name="T4">This point cloud data is the input of the system</text:span></text:p>
      <text:p text:style-name="P2"><text:span text:style-name="T1">2. </text:span>Load the point cloud data</text:p>
      <text:p text:style-name="P1"><text:span text:style-name="T1">3. </text:span>voxel grid downsampling --&gt; to reduce the number of points</text:p>
      <text:p text:style-name="P1"><text:span text:style-name="T1">4. </text:span>calculate mean Z value of the points (mean height)</text:p>
      <text:p text:style-name="P3">5. Create a 2D reference plane, whose height is equal to the mean <text:span text:style-name="T2">Z </text:span>value of the point cloud of the top surface</text:p>
      <text:p text:style-name="P4">6. remove the points below the reference plane, and retain the points above the reference plane</text:p>
      <text:p text:style-name="P5">7. <text:span text:style-name="T3">Remaining point clouds are projected onto the 2D reference plane</text:span></text:p>
      <text:p text:style-name="P6">8. <text:span text:style-name="T4">Convert all the point into 2D points (remove the Z coordinate information) --&gt; <text:s/>point_extracted</text:span></text:p>
      <text:p text:style-name="P7">9. Apply DBSCAN algorithm to automatically cluster the points into groups according to their density.</text:p>
      <text:p text:style-name="P8">*The DBSCAN algorithm is performed using scikit-learn python library, details of the method showed in the ipython html file. </text:p>
      <text:p text:style-name="P7"><text:tab/>9.1 <text:s/>--&gt; create an open3D object here</text:p>
      <text:p text:style-name="P7"><text:tab/>pcd_2D = o3d.geometry.PointCloud()</text:p>
      <text:p text:style-name="P7"><text:tab/>pcd_2D.points = o3d.utility.Vector3dVector(point_extracted)</text:p>
      <text:p text:style-name="P7"/>
      <text:p text:style-name="P7"><text:tab/>9.2 convert the open3D points to numpy array for further processing</text:p>
      <text:p text:style-name="P7"><text:tab/>extracted_2D_downsampled = np.asarray(downsample_pcd_2D.points)</text:p>
      <text:p text:style-name="P7">10. <text:span text:style-name="T12">Get the contour of each point cloud clusters</text:span></text:p>
      <text:p text:style-name="P7">alpha <text:span text:style-name="T10">shape (concave hull) algorithm is used to calculate the contour</text:span></text:p>
      <text:p text:style-name="P9">the method was learned from online</text:p>
      <text:p text:style-name="P10"><text:span text:style-name="T10">tuning the parameter for concave hull fitting: alph, </text:span><text:span text:style-name="T6">current value of alpha for fitting: 5 (default)</text:span></text:p>
      <text:p text:style-name="P11"/>
      <text:p text:style-name="P23">Add the bounding box to the whole graph, the bounding box is the target cross-section of the manufactured part</text:p>
      <text:p text:style-name="P18">Another <text:s/>method for c<text:span text:style-name="T11">oncave hull polygon fitting algoithm</text:span> (the one we actually use)</text:p>
      <text:p text:style-name="P18"><text:a xlink:type="simple" xlink:href="http://www.rotefabrik.free.fr/concave_hull/" text:style-name="Internet_20_link" text:visited-style-name="Visited_20_Internet_20_Link"><text:span text:style-name="T9">http://www.rotefabrik.free.fr/concave_hull/</text:span></text:a></text:p>
      <text:p text:style-name="P17">This program uses shapely instead of numpy or open 3D</text:p>
      <text:p text:style-name="P17">---&gt; this algorithm can be explained in detail!</text:p>
      <text:p text:style-name="P17">Return:　－＞ the bounding point of the polygon，　<text:span text:style-name="T16">and the polygon </text:span></text:p>
      <text:p text:style-name="P17"/>
      <text:p text:style-name="P18"/>
      <text:p text:style-name="P19"><text:span text:style-name="T17">11. </text:span><text:span text:style-name="T7">Python “Inpolygon” function</text:span></text:p>
      <text:p text:style-name="P24">- It allows the input polygon vertices to describe multiple NaN-delimited polygons.</text:p>
      <text:p text:style-name="P24">- The polygons can also include holes.</text:p>
      <text:p text:style-name="P24">- returns true/ false to tell if the points are lie in the polygon</text:p>
      <text:p text:style-name="P25"/>
      <text:p text:style-name="P20"><text:span text:style-name="T6">Method we use: </text:span><text:span text:style-name="T8">python shapely library</text:span></text:p>
      <text:p text:style-name="P26"/>
      <text:p text:style-name="P12">polygon = Polygon(boundary_points)</text:p>
      <text:p text:style-name="P12"># boundary of the polygon = LinearRing</text:p>
      <text:p text:style-name="P12">linearring = LinearRing(list(polygon.exterior.coords))</text:p>
      <text:p text:style-name="P12"/>
      <text:p text:style-name="P12">print (polygon.contains(linearring)) </text:p>
      <text:p text:style-name="P12">print (polygon.touches(linearring)) --- <text:span text:style-name="T18">if on the boundary of the polygon</text:span></text:p>
      <text:p text:style-name="P12"/>
      <text:p text:style-name="P13"><text:span text:style-name="T4">--------- In our case: </text:span><text:bookmark text:name="Testing-with-our-example----Plot-the-polygon-with-clustered-bulge-area-as-holes"/>Plot the polygon with <text:span text:style-name="T11">clustered bulge area as holes</text:span></text:p>
      <text:p text:style-name="P27"/>
      <text:p text:style-name="P28">12. Check points inside or outside the polygons</text:p>
      <text:p text:style-name="P28"/>
      <text:p text:style-name="P14"><text:span text:style-name="T13">13. </text:span><text:bookmark text:name="2.1-determine-the-line-and-polygon-intersection-point"/><text:span text:style-name="T11">determine the line and polygon intersection point</text:span></text:p>
      <text:p text:style-name="P15"><text:soft-page-break/><text:span text:style-name="T14">14. </text:span><text:bookmark text:name="sorts-the-rows-of-intPoints-in-ascending-order-based-on-the-elements-in-the-first-column"/><text:span text:style-name="T11">sorts the rows of intPoints in ascending order based on the elements in the first column</text:span></text:p>
      <text:p text:style-name="P29"/>
      <text:p text:style-name="P15"><text:span text:style-name="T14">15. </text:span><text:bookmark text:name="Line-in-polygon-segmentation-function"/><text:span text:style-name="T11">Line in polygon segmentation function</text:span></text:p>
      <text:p text:style-name="P29"/>
      <text:p text:style-name="P29"/>
      <text:p text:style-name="P16"><text:span text:style-name="T15">16.</text:span><text:span text:style-name="T11"> the grid line creation function</text:span></text:p>
      <text:p text:style-name="P30"/>
      <text:p text:style-name="P12"/>
      <text:p text:style-name="P31"><text:span text:style-name="T19">17. </text:span><text:span text:style-name="T5"><text:s/>the zig-zag line segmentation function</text:span></text:p>
      <text:p text:style-name="P21"/>
      <text:p text:style-name="P4">Input</text:p>
      <text:p text:style-name="P4"><text:s text:c="8"/>- line_elements: a list object, contains a list of created grid lines (each element is a LineString object)</text:p>
      <text:p text:style-name="P4"><text:s text:c="8"/></text:p>
      <text:p text:style-name="P4"><text:s text:c="4"/>Output:</text:p>
      <text:p text:style-name="P4"><text:s text:c="8"/>- segment_inside_collection: a list object, each element is a MultiLineString object containing the inside polygon portion of line</text:p>
      <text:p text:style-name="P4"><text:s text:c="8"/>- segment_outside_collection: a list, each element is a MultiLineStirng object containing outside portion of the line</text:p>
      <text:p text:style-name="P4">- intersection_points_collection: list, each element is a MultiPoint object containing the intersection point of linea and polygon</text:p>
      <text:p text:style-name="P4"/>
      <text:p text:style-name="P22">17. combination – final result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22:44:24.231058310</meta:creation-date>
    <meta:generator>LibreOffice/6.0.7.3$Linux_X86_64 LibreOffice_project/00m0$Build-3</meta:generator>
    <dc:date>2021-08-13T14:17:13.129416542</dc:date>
    <meta:editing-duration>PT1H52M15S</meta:editing-duration>
    <meta:editing-cycles>3</meta:editing-cycles>
    <meta:document-statistic meta:table-count="0" meta:image-count="0" meta:object-count="0" meta:page-count="2" meta:paragraph-count="50" meta:word-count="496" meta:character-count="3229" meta:non-whitespace-character-count="2740"/>
  </office:meta>
</office:document-meta>
</file>